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itle">
      <style:text-properties style:font-name="Ubuntu1"/>
    </style:style>
    <style:style style:name="P8" style:family="paragraph" style:parent-style-name="Text_20_body">
      <style:text-properties officeooo:rsid="0051ed0a" officeooo:paragraph-rsid="0051ed0a"/>
    </style:style>
    <style:style style:name="P9" style:family="paragraph" style:parent-style-name="Text_20_body">
      <style:text-properties officeooo:rsid="005cc1f3" officeooo:paragraph-rsid="005cc1f3"/>
    </style:style>
    <style:style style:name="P10" style:family="paragraph" style:parent-style-name="Text_20_body">
      <style:text-properties officeooo:rsid="0064b63a" officeooo:paragraph-rsid="0064b63a"/>
    </style:style>
    <style:style style:name="P11" style:family="paragraph" style:parent-style-name="Text_20_body">
      <style:text-properties officeooo:rsid="006c1056" officeooo:paragraph-rsid="006c1056"/>
    </style:style>
    <style:style style:name="P12" style:family="paragraph" style:parent-style-name="Text_20_body">
      <style:text-properties fo:font-weight="normal" officeooo:rsid="007ba2cb" officeooo:paragraph-rsid="007ba2cb" style:font-weight-asian="normal" style:font-weight-complex="normal"/>
    </style:style>
    <style:style style:name="P13" style:family="paragraph" style:parent-style-name="Text_20_body">
      <style:text-properties fo:font-weight="normal" officeooo:rsid="00915e0d" officeooo:paragraph-rsid="00915e0d" style:font-weight-asian="normal" style:font-weight-complex="normal"/>
    </style:style>
    <style:style style:name="P14" style:family="paragraph" style:parent-style-name="Text_20_body">
      <style:text-properties fo:font-weight="normal" officeooo:rsid="00920ef5" officeooo:paragraph-rsid="00920ef5" style:font-weight-asian="normal" style:font-weight-complex="normal"/>
    </style:style>
    <style:style style:name="P15" style:family="paragraph" style:parent-style-name="Text_20_body">
      <style:text-properties fo:font-weight="normal" officeooo:rsid="0090601f" officeooo:paragraph-rsid="0090601f" style:font-weight-asian="normal" style:font-weight-complex="normal"/>
    </style:style>
    <style:style style:name="P16" style:family="paragraph" style:parent-style-name="Text_20_body">
      <style:text-properties officeooo:rsid="007fb98a" officeooo:paragraph-rsid="007fb98a"/>
    </style:style>
    <style:style style:name="P17" style:family="paragraph" style:parent-style-name="Text_20_body">
      <style:text-properties officeooo:rsid="007fb98a" officeooo:paragraph-rsid="007e8124"/>
    </style:style>
    <style:style style:name="P18" style:family="paragraph" style:parent-style-name="Text_20_body">
      <style:text-properties officeooo:rsid="00814fae" officeooo:paragraph-rsid="00814fae"/>
    </style:style>
    <style:style style:name="P19" style:family="paragraph" style:parent-style-name="Text_20_body">
      <style:text-properties officeooo:rsid="008436ea" officeooo:paragraph-rsid="008436ea"/>
    </style:style>
    <style:style style:name="P20" style:family="paragraph" style:parent-style-name="Text_20_body">
      <style:text-properties officeooo:rsid="008321c7" officeooo:paragraph-rsid="008321c7"/>
    </style:style>
    <style:style style:name="P21" style:family="paragraph" style:parent-style-name="Text_20_body">
      <style:text-properties officeooo:rsid="008498f3" officeooo:paragraph-rsid="005e4ba2"/>
    </style:style>
    <style:style style:name="P22" style:family="paragraph" style:parent-style-name="Text_20_body">
      <style:text-properties officeooo:rsid="00868276" officeooo:paragraph-rsid="00868276"/>
    </style:style>
    <style:style style:name="P23" style:family="paragraph" style:parent-style-name="Text_20_body">
      <style:text-properties officeooo:rsid="00996599" officeooo:paragraph-rsid="00996599"/>
    </style:style>
    <style:style style:name="P24" style:family="paragraph" style:parent-style-name="Text_20_body">
      <style:text-properties officeooo:rsid="0059ec0e" officeooo:paragraph-rsid="009f47aa"/>
    </style:style>
    <style:style style:name="P25" style:family="paragraph" style:parent-style-name="Text_20_body">
      <style:text-properties officeooo:rsid="009f47aa" officeooo:paragraph-rsid="009f47aa"/>
    </style:style>
    <style:style style:name="P26" style:family="paragraph" style:parent-style-name="Heading_20_1">
      <style:text-properties officeooo:paragraph-rsid="0058ff04"/>
    </style:style>
    <style:style style:name="P27" style:family="paragraph" style:parent-style-name="Heading_20_1">
      <style:paragraph-properties fo:break-before="page"/>
    </style:style>
    <style:style style:name="P28" style:family="paragraph" style:parent-style-name="Heading_20_2">
      <style:text-properties officeooo:rsid="0059ec0e" officeooo:paragraph-rsid="007e8124"/>
    </style:style>
    <style:style style:name="P29" style:family="paragraph" style:parent-style-name="Heading_20_2">
      <style:text-properties officeooo:rsid="007e8124" officeooo:paragraph-rsid="007e8124"/>
    </style:style>
    <style:style style:name="P30" style:family="paragraph" style:parent-style-name="Heading_20_2">
      <style:text-properties officeooo:rsid="009f5923" officeooo:paragraph-rsid="009f5923"/>
    </style:style>
    <style:style style:name="P31" style:family="paragraph" style:parent-style-name="Heading_20_1" style:master-page-name="First_20_Page">
      <style:paragraph-properties style:page-number="auto"/>
    </style:style>
    <style:style style:name="P32" style:family="paragraph" style:parent-style-name="Text_20_body" style:list-style-name="L1">
      <style:text-properties officeooo:rsid="006ce094" officeooo:paragraph-rsid="006ce094"/>
    </style:style>
    <style:style style:name="P33" style:family="paragraph" style:parent-style-name="Text_20_body" style:list-style-name="L1">
      <style:text-properties officeooo:rsid="006df5b8" officeooo:paragraph-rsid="006df5b8"/>
    </style:style>
    <style:style style:name="P34" style:family="paragraph" style:parent-style-name="Text_20_body" style:list-style-name="L2"/>
    <style:style style:name="P35" style:family="paragraph" style:parent-style-name="Text_20_body" style:list-style-name="L2">
      <style:text-properties officeooo:paragraph-rsid="0070ff48"/>
    </style:style>
    <style:style style:name="P36" style:family="paragraph" style:parent-style-name="Text_20_body" style:list-style-name="L2">
      <style:text-properties officeooo:rsid="006fef4f" officeooo:paragraph-rsid="006fef4f"/>
    </style:style>
    <style:style style:name="P37" style:family="paragraph" style:parent-style-name="Text_20_body" style:list-style-name="L2">
      <style:text-properties officeooo:rsid="0073f5a3" officeooo:paragraph-rsid="0075339d"/>
    </style:style>
    <style:style style:name="P38" style:family="paragraph" style:parent-style-name="Text_20_body" style:list-style-name="L2">
      <style:text-properties officeooo:rsid="0073f5a3" officeooo:paragraph-rsid="0077ebdd"/>
    </style:style>
    <style:style style:name="P39" style:family="paragraph" style:parent-style-name="Text_20_body" style:list-style-name="L2">
      <style:text-properties officeooo:rsid="00723dab" officeooo:paragraph-rsid="0075339d"/>
    </style:style>
    <style:style style:name="P40" style:family="paragraph" style:parent-style-name="Text_20_body" style:list-style-name="L2">
      <style:text-properties officeooo:rsid="00868276" officeooo:paragraph-rsid="00868276"/>
    </style:style>
    <style:style style:name="P41" style:family="paragraph" style:parent-style-name="Text_20_body" style:list-style-name="L6">
      <style:text-properties officeooo:rsid="00868276" officeooo:paragraph-rsid="00868276"/>
    </style:style>
    <style:style style:name="P42" style:family="paragraph" style:parent-style-name="Text_20_body" style:list-style-name="L10">
      <style:text-properties officeooo:rsid="00868276" officeooo:paragraph-rsid="00868276"/>
    </style:style>
    <style:style style:name="P43" style:family="paragraph" style:parent-style-name="Text_20_body" style:list-style-name="L3"/>
    <style:style style:name="P44" style:family="paragraph" style:parent-style-name="Text_20_body" style:list-style-name="L3">
      <style:text-properties officeooo:rsid="00980877" officeooo:paragraph-rsid="00980877"/>
    </style:style>
    <style:style style:name="P45" style:family="paragraph" style:parent-style-name="Text_20_body" style:list-style-name="L4">
      <style:text-properties officeooo:rsid="0055a33a" officeooo:paragraph-rsid="0055a33a"/>
    </style:style>
    <style:style style:name="P46" style:family="paragraph" style:parent-style-name="Text_20_body">
      <style:text-properties officeooo:rsid="009f47aa" officeooo:paragraph-rsid="009f47aa"/>
    </style:style>
    <style:style style:name="P47" style:family="paragraph" style:parent-style-name="Text_20_body" style:list-style-name="L5">
      <style:text-properties officeooo:rsid="00841d26" officeooo:paragraph-rsid="00841d26"/>
    </style:style>
    <style:style style:name="P48" style:family="paragraph" style:parent-style-name="Text_20_body" style:list-style-name="L5">
      <style:text-properties officeooo:rsid="00a134aa" officeooo:paragraph-rsid="00a134aa"/>
    </style:style>
    <style:style style:name="P49" style:family="paragraph" style:parent-style-name="Text_20_body" style:list-style-name="L7">
      <style:text-properties officeooo:rsid="0087a37c" officeooo:paragraph-rsid="0087a37c"/>
    </style:style>
    <style:style style:name="P50" style:family="paragraph" style:parent-style-name="Text_20_body" style:list-style-name="L7">
      <style:text-properties officeooo:rsid="0087cf20" officeooo:paragraph-rsid="0087cf20"/>
    </style:style>
    <style:style style:name="P51" style:family="paragraph" style:parent-style-name="Text_20_body" style:list-style-name="L8">
      <style:text-properties officeooo:rsid="006361f0" officeooo:paragraph-rsid="00a45bb8"/>
    </style:style>
    <style:style style:name="P52" style:family="paragraph" style:parent-style-name="Text_20_body" style:list-style-name="L9">
      <style:text-properties officeooo:rsid="00a45bb8" officeooo:paragraph-rsid="00a45bb8"/>
    </style:style>
    <style:style style:name="P53" style:family="paragraph" style:parent-style-name="Text_20_body" style:list-style-name="L10">
      <style:text-properties officeooo:rsid="00860d07" officeooo:paragraph-rsid="0064b63a"/>
    </style:style>
    <style:style style:name="P54" style:family="paragraph" style:parent-style-name="Text_20_body" style:list-style-name="L10">
      <style:text-properties officeooo:rsid="00860d07" officeooo:paragraph-rsid="00860d07"/>
    </style:style>
    <style:style style:name="P55" style:family="paragraph" style:parent-style-name="Text_20_body" style:list-style-name="L10">
      <style:text-properties officeooo:rsid="00661211" officeooo:paragraph-rsid="00661211"/>
    </style:style>
    <style:style style:name="P56" style:family="paragraph" style:parent-style-name="Text_20_body" style:list-style-name="L11">
      <style:text-properties officeooo:rsid="00a80c43" officeooo:paragraph-rsid="00a80c43"/>
    </style:style>
    <style:style style:name="P57" style:family="paragraph" style:parent-style-name="Text_20_body">
      <style:text-properties officeooo:rsid="00a80c43" officeooo:paragraph-rsid="00a80c43"/>
    </style:style>
    <style:style style:name="P58" style:family="paragraph" style:parent-style-name="Text_20_body" style:list-style-name="L12">
      <style:text-properties officeooo:rsid="00a80c43" officeooo:paragraph-rsid="00a80c43"/>
    </style:style>
    <style:style style:name="P59" style:family="paragraph" style:parent-style-name="Text_20_body" style:list-style-name="L12">
      <style:text-properties officeooo:rsid="00a93de2" officeooo:paragraph-rsid="00a93de2"/>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392e4f"/>
    </style:style>
    <style:style style:name="T5" style:family="text">
      <style:text-properties officeooo:rsid="0047316b"/>
    </style:style>
    <style:style style:name="T6" style:family="text">
      <style:text-properties officeooo:rsid="0051ed0a"/>
    </style:style>
    <style:style style:name="T7" style:family="text">
      <style:text-properties officeooo:rsid="005bb22b"/>
    </style:style>
    <style:style style:name="T8" style:family="text">
      <style:text-properties officeooo:rsid="0064b63a"/>
    </style:style>
    <style:style style:name="T9" style:family="text">
      <style:text-properties officeooo:rsid="006c1056"/>
    </style:style>
    <style:style style:name="T10" style:family="text">
      <style:text-properties officeooo:rsid="006c9628"/>
    </style:style>
    <style:style style:name="T11" style:family="text">
      <style:text-properties officeooo:rsid="006df5b8"/>
    </style:style>
    <style:style style:name="T12" style:family="text">
      <style:text-properties officeooo:rsid="006fef4f"/>
    </style:style>
    <style:style style:name="T13" style:family="text">
      <style:text-properties officeooo:rsid="0070ff48"/>
    </style:style>
    <style:style style:name="T14" style:family="text">
      <style:text-properties officeooo:rsid="00723dab"/>
    </style:style>
    <style:style style:name="T15" style:family="text">
      <style:text-properties officeooo:rsid="0073f5a3"/>
    </style:style>
    <style:style style:name="T16" style:family="text">
      <style:text-properties officeooo:rsid="0077ebdd"/>
    </style:style>
    <style:style style:name="T17" style:family="text">
      <style:text-properties officeooo:rsid="0078fc98"/>
    </style:style>
    <style:style style:name="T18" style:family="text">
      <style:text-properties officeooo:rsid="008321c7"/>
    </style:style>
    <style:style style:name="T19" style:family="text">
      <style:text-properties officeooo:rsid="008498f3"/>
    </style:style>
    <style:style style:name="T20" style:family="text">
      <style:text-properties officeooo:rsid="00858d96"/>
    </style:style>
    <style:style style:name="T21" style:family="text">
      <style:text-properties officeooo:rsid="00860d07"/>
    </style:style>
    <style:style style:name="T22" style:family="text">
      <style:text-properties officeooo:rsid="0087cf20"/>
    </style:style>
    <style:style style:name="T23" style:family="text">
      <style:text-properties officeooo:rsid="00895f95"/>
    </style:style>
    <style:style style:name="T24" style:family="text">
      <style:text-properties officeooo:rsid="008b109e"/>
    </style:style>
    <style:style style:name="T25" style:family="text">
      <style:text-properties officeooo:rsid="008d75cb"/>
    </style:style>
    <style:style style:name="T26" style:family="text">
      <style:text-properties officeooo:rsid="008eee02"/>
    </style:style>
    <style:style style:name="T27" style:family="text">
      <style:text-properties officeooo:rsid="008f6a02"/>
    </style:style>
    <style:style style:name="T28" style:family="text">
      <style:text-properties officeooo:rsid="009162e9"/>
    </style:style>
    <style:style style:name="T29" style:family="text">
      <style:text-properties officeooo:rsid="00920ef5"/>
    </style:style>
    <style:style style:name="T30" style:family="text">
      <style:text-properties officeooo:rsid="0093ac4d"/>
    </style:style>
    <style:style style:name="T31" style:family="text">
      <style:text-properties officeooo:rsid="0094174e"/>
    </style:style>
    <style:style style:name="T32" style:family="text">
      <style:text-properties officeooo:rsid="00960d19"/>
    </style:style>
    <style:style style:name="T33" style:family="text">
      <style:text-properties officeooo:rsid="00996599"/>
    </style:style>
    <style:style style:name="T34" style:family="text">
      <style:text-properties officeooo:rsid="009ecf96"/>
    </style:style>
    <style:style style:name="T35" style:family="text">
      <style:text-properties officeooo:rsid="009f5923"/>
    </style:style>
    <style:style style:name="T36" style:family="text">
      <style:text-properties officeooo:rsid="009f6767"/>
    </style:style>
    <style:style style:name="T37" style:family="text">
      <style:text-properties officeooo:rsid="00a134aa"/>
    </style:style>
    <style:style style:name="T38" style:family="text">
      <style:text-properties officeooo:rsid="00a2571e"/>
    </style:style>
    <style:style style:name="T39" style:family="text">
      <style:text-properties officeooo:rsid="00a49c7d"/>
    </style:style>
    <style:style style:name="T40" style:family="text">
      <style:text-properties officeooo:rsid="00a5fa09"/>
    </style:style>
    <style:style style:name="T41" style:family="text">
      <style:text-properties officeooo:rsid="00aa0c2f"/>
    </style:style>
    <style:style style:name="T42"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6cm" fo:text-indent="-0.635cm" fo:margin-left="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ject name <office:annotation><dc:creator>Unknown Author</dc:creator><dc:date>2015-04-01T13:40:11</dc:date><text:p text:style-name="P60"><text:span text:style-name="T42">Unique identifier name, specific to this pitch</text:span></text:p></office:annotation></text:p>
      <text:p text:style-name="P11"><text:span text:style-name="T25">Electrocardiogram</text:span> research and development</text:p>
      <text:p text:style-name="Heading_20_1">Fellow<text:span text:style-name="T5">(s)</text:span></text:p>
      <text:p text:style-name="Text_20_body">Tarek Loubani, <text:span text:style-name="T9">Luka Mustafa</text:span></text:p>
      <text:p text:style-name="Text_20_body"/>
      <text:p text:style-name="P22">Contribution: Luka 1000EUR, Tarek the rest of the budget <text:span text:style-name="T32">(25000USD)</text:span></text:p>
      <text:p text:style-name="Heading_20_1">Short description</text:p>
      <text:p text:style-name="Text_20_body">To <text:span text:style-name="T10">research and develop an electrocardiogram at a cost of under USD$500 (preferably &lt;USD$250) that is equivalent in reliability and accuracy to gold standard models from GE or similar companies. The bill of materials (BOM), electronics and all software will be available as Free/Open source and will be easy to construct in low-resource settings.</text:span></text:p>
      <text:p text:style-name="Heading_20_1">Objective(s)</text:p>
      <text:list xml:id="list4286958366" text:style-name="L1">
        <text:list-item>
          <text:p text:style-name="P32">Create a<text:span text:style-name="T26">n electrocardiogram </text:span>to accurately and non-invasively measure <text:span text:style-name="T26">cardiac electrical activity through dermal (skin) probes attached to the skin via adhesives or suction</text:span>.</text:p>
        </text:list-item>
        <text:list-item>
          <text:p text:style-name="P33">Create the above device at a price point of USD$25<text:span text:style-name="T26">0, up to USD$500.</text:span></text:p>
        </text:list-item>
        <text:list-item>
          <text:p text:style-name="P33">Allow the device to grow to include <text:span text:style-name="T26">onboard display, printer, and algorithmic waveform assessment.</text:span></text:p>
        </text:list-item>
        <text:list-item>
          <text:p text:style-name="P33">Certify device via Health Canada for use in Canadian hospitals</text:p>
        </text:list-item>
        <text:list-item>
          <text:p text:style-name="P33">Clinically validate device using <text:span text:style-name="T26">laboratory and </text:span>experimental method<text:span text:style-name="T26">s</text:span></text:p>
        </text:list-item>
        <text:list-item>
          <text:p text:style-name="P33">Co-train Gaza office engineers in device engineering and production</text:p>
        </text:list-item>
        <text:list-item>
          <text:p text:style-name="P33">Co-train Biomedical engineering department, University College of Science and Technology in Khan Younis (UCST-KY) in device engineering and production</text:p>
        </text:list-item>
      </text:list>
      <text:p text:style-name="P27">Link to scope of fellowship(s)<office:annotation><dc:creator>Unknown Author</dc:creator><dc:date>2015-03-11T13:42:56</dc:date><text:p><text:span text:style-name="T42">How does this relate to the scope of your fellowship(s)?</text:span></text:p></office:annotation></text:p>
      <text:p text:style-name="Text_20_body">The fellowship scope <text:span text:style-name="T11">includes providing access for high-quality low-cost mission-critical devices for the improved health of patients</text:span>. <text:span text:style-name="T27">The electrocardiogram (ECG) is one of the most essential pieces of medical equipment.</text:span></text:p>
      <text:p text:style-name="Heading_20_1">Context</text:p>
      <text:p text:style-name="P15">The practical use of electrocardiography (ECG) started in 1901 with the invention of string galvanometry by Willem Einthoven. The invention of ECG represented such a quantum leap in the study of the animal heart that Einthoven received the 1924 Nobel Prize in Physiology or Medicine for his work.</text:p>
      <text:p text:style-name="P13">Ninety-three years after <text:span text:style-name="T28">his Nobel prize was awarded and over a century after its invention, there is still no active Free/Open Source version of the electrocardiogram that has been clinically validated and certified.</text:span></text:p>
      <text:p text:style-name="P14">Several projects have attempted to create Free/Open ECGs, such as Olimex’s electrocardiography and electromyography Arduino shield, MobilECG’s prototype ECG and Gamma Cardio CG. Each of these units has advantages and disadvantages.</text:p>
      <text:p text:style-name="P12">This project aims to create an inexpensive <text:span text:style-name="T29">electrocardiogram </text:span>that is equivalent in accuracy and reliability to gold standard device<text:span text:style-name="T29">s such as GE’s high-end units that cost USD$5000-$10,000.</text:span></text:p>
      <text:p text:style-name="P14">We hope to leverage <text:span text:style-name="T30">previously existing designs to reduce development time for our unit.</text:span></text:p>
      <text:p text:style-name="Heading_20_1">Intended beneficiaries<office:annotation><dc:creator>Unknown Author</dc:creator><dc:date>2015-03-11T13:44:34</dc:date><text:p><text:span text:style-name="T42">Who do you expect will benefit from this project?</text:span></text:p><text:p><text:span text:style-name="T42">Who will/might the project impact on?</text:span></text:p></office:annotation></text:p>
      <text:list xml:id="list2363240222" text:style-name="L2">
        <text:list-item>
          <text:p text:style-name="P34">Ministry of Health (Gaza) – <text:span text:style-name="T4">creation of needed medical devices</text:span></text:p>
        </text:list-item>
        <text:list-item>
          <text:p text:style-name="P36">Glia Gaza office – co-training in <text:span text:style-name="T13">device engineering and production</text:span></text:p>
        </text:list-item>
        <text:list-item>
          <text:p text:style-name="P35"><text:span text:style-name="T14">Biomedical engineering department, </text:span>University College of Science and Technology (Khan Younis) – <text:span text:style-name="T13">co-</text:span>training <text:span text:style-name="T12">in device engineering and production</text:span></text:p>
        </text:list-item>
        <text:list-item>
          <text:p text:style-name="P37">Emergency Department, London Health Science Centre – testing and utilization of <text:span text:style-name="T31">ECGs</text:span></text:p>
        </text:list-item>
        <text:list-item>
          <text:p text:style-name="P39">Southwestern Ontario Base Hospital Program – <text:span text:style-name="T15">testing and utilization of ECGs on ambulances.</text:span></text:p>
        </text:list-item>
        <text:list-item>
          <text:p text:style-name="P40">General public with devices manufactured by Fabrikor in Slovenia</text:p>
        </text:list-item>
      </text:list>
      <text:p text:style-name="Heading_20_1"><text:soft-page-break/>Strategic partners<office:annotation><dc:creator>Unknown Author</dc:creator><dc:date>2015-03-11T13:46:11</dc:date><text:p><text:span text:style-name="T42">Who will you work closely with?</text:span></text:p><text:p><text:span text:style-name="T42">Who will be part of the project team?</text:span></text:p></office:annotation></text:p>
      <text:list xml:id="list131141564378378" text:continue-numbering="true" text:style-name="L2">
        <text:list-item>
          <text:p text:style-name="P34">Ministry of Health (Gaza)</text:p>
        </text:list-item>
        <text:list-item>
          <text:p text:style-name="P34"><text:span text:style-name="T16">Glia</text:span> (Gaza)</text:p>
        </text:list-item>
        <text:list-item>
          <text:p text:style-name="P34">University College of Science and Technology (Khan Younis)</text:p>
        </text:list-item>
        <text:list-item>
          <text:p text:style-name="P38">Emergency Department, London Health Science Centre</text:p>
        </text:list-item>
        <text:list-item>
          <text:p text:style-name="P40">Institute IRNAS and Fabrikor in Slovenia for development and manufacturing</text:p>
        </text:list-item>
      </text:list>
      <text:p text:style-name="Text_20_body"/>
      <text:p text:style-name="Heading_20_1">Boundary <text:span text:style-name="T3">players</text:span><text:span text:style-name="T3"><office:annotation><dc:creator>Unknown Author</dc:creator><dc:date>2015-03-11T13:51:57</dc:date><text:p><text:span text:style-name="T42">These are outside the project team, staff and/or board, not directly included in the project by you.</text:span></text:p><text:p><text:span text:style-name="T42">Who do you need to keep in mind when developing and implementing the project? </text:span></text:p><text:p><text:span text:style-name="T42">Whose actions and/or decisions will/could impact on the project?</text:span></text:p><text:p><text:span text:style-name="T42">Who might challenge or try to block what you are trying to do?</text:span></text:p><text:p><text:span text:style-name="T42">Whose actions or decisions might hold a risk for your project?</text:span></text:p><text:p><text:span text:style-name="T42">Who might be able to help?</text:span></text:p><text:p><text:span text:style-name="T42"/></text:p></office:annotation></text:span></text:p>
      <text:p text:style-name="P8">Boundary players are listed below in order of disruption as a function of ability and likelihood.</text:p>
      <text:list xml:id="list3137161320" text:style-name="L3">
        <text:list-item>
          <text:p text:style-name="P43">Coordination of Government Activities in the Territories (COGAT) – Israeli unit responsible for blockade</text:p>
          <text:list>
            <text:list-item>
              <text:p text:style-name="P43">Might deny <text:span text:style-name="T6">project members</text:span> entry to Gaza</text:p>
            </text:list-item>
            <text:list-item>
              <text:p text:style-name="P43">Might deny equipment entry into Gaza</text:p>
            </text:list-item>
          </text:list>
        </text:list-item>
        <text:list-item>
          <text:p text:style-name="P43">Ministry of Interior (Israel)</text:p>
          <text:list>
            <text:list-item>
              <text:p text:style-name="P43">Might deny <text:span text:style-name="T6">project members</text:span> <text:span text:style-name="T6">visas to enter Israel</text:span></text:p>
            </text:list-item>
          </text:list>
        </text:list-item>
        <text:list-item>
          <text:p text:style-name="P43">Israel Security Agency (aka Shin Bet aka Shabak)</text:p>
          <text:list>
            <text:list-item>
              <text:p text:style-name="P43">Might declare project members as terrorists</text:p>
            </text:list-item>
          </text:list>
        </text:list-item>
        <text:list-item>
          <text:p text:style-name="P43">Canadian Security Intelligence Service / Royal Canadian Mounted Police (CSIS/RCMP)</text:p>
          <text:list>
            <text:list-item>
              <text:p text:style-name="P43">Might define work in Gaza as falling within Bill C51 (The Antiterrorism Act)</text:p>
            </text:list-item>
            <text:list-item>
              <text:p text:style-name="P43">Might order confiscation of laptops / electronics</text:p>
            </text:list-item>
          </text:list>
        </text:list-item>
        <text:list-item>
          <text:p text:style-name="P44">Canadian / Gazan physicians</text:p>
          <text:list>
            <text:list-item>
              <text:p text:style-name="P44">Might consider device unusable or “amateur” as compared to commercial offerings</text:p>
            </text:list-item>
          </text:list>
        </text:list-item>
        <text:list-item>
          <text:p text:style-name="P43">Health Canada</text:p>
        </text:list-item>
      </text:list>
      <text:list xml:id="list590733355" text:style-name="L4">
        <text:list-item>
          <text:list>
            <text:list-item>
              <text:p text:style-name="P45">Licensing barriers might create down-time in projects in <text:span text:style-name="T17">Canada and </text:span>Gaza</text:p>
            </text:list-item>
          </text:list>
        </text:list-item>
      </text:list>
      <text:p text:style-name="Heading_20_1">Methodology and activities<office:annotation><dc:creator>Unknown Author</dc:creator><dc:date>2015-03-11T13:53:40</dc:date><text:p><text:span text:style-name="T42">What will your approach be?</text:span></text:p><text:p><text:span text:style-name="T42">What activities will the project include?</text:span></text:p></office:annotation></text:p>
      <text:p text:style-name="P28"><text:soft-page-break/>Research and development</text:p>
      <text:p text:style-name="P17">The <text:span text:style-name="T33">electrocardiogram</text:span> will be developed through a collaboration between Glia and IRNAS. IRNAS will provide engineering expertise, while Glia will provide medical and clinical expertise.</text:p>
      <text:p text:style-name="P23">There are three viable designs for an ECG at the moment that are being examined for utility and feasibility: An incomplete design created by the Glia team several years back; A design by Gamma Cardio CG; and a design by MobilECG. It currently seems most likely that our design will be based on MobilECG’s unit.</text:p>
      <text:p text:style-name="P29"><text:span text:style-name="T33">V</text:span>alidation</text:p>
      <text:p text:style-name="P16">The device must be <text:span text:style-name="T33">validated in the laboratory and clinically for use on patients. This process will not be very complex or involved. Laboratory validation will consist of a mechanism to transmit very low voltage electricity into the ECG and measure the output. Once this is done, clinical validation will be the non-invasive use of the system to measure electrocardiographic signals simultaneously with gold standard ECGs during use on patients.</text:span></text:p>
      <text:p text:style-name="P28">Manufacturing</text:p>
      <text:p text:style-name="P24">The Gaza office will collaborate with UCST-KY and the Gaza Ministry of Health’s engineering unit to manufacture devices for Gaza hospitals, starting with Shifa hospital. In Canada, manufacturing will be done in collaboration with London Health Sciences Centre’s biomedical engineering department.</text:p>
      <text:p text:style-name="P25">Because the number of units needed for a given hospital are low, it may not make sense to train other Canadian hospitals to create additional ECG units. Instead, we could manufacture units from London (Canada) for testing and use in other hospitals in Canada.</text:p>
      <text:p text:style-name="P25">Fabrikor may also offer completed devices on the market should there be sufficient interest.</text:p>
      <text:p text:style-name="Heading_20_2">Clinical training</text:p>
      <text:p text:style-name="P18"><text:span text:style-name="T18">The deployment of d</text:span>evices will be <text:span text:style-name="T18">coordinated with an educational program for nurses and physicians through the Ministry’s Human Resources Department, the department responsible for training and education of Ministry employees.</text:span></text:p>
      <text:p text:style-name="P18">In Canada, the system will be deployed through specialized ECG technicians in the emergency department, <text:span text:style-name="T35">with possible growth into ambulances that currently use bulky and expensive systems, as well as operating rooms</text:span>.</text:p>
      <text:p text:style-name="P18">For a number of reasons, it is unlikely the system would enter Canadian Cardiac Care Units (CCUs) in the medium term.</text:p>
      <text:p text:style-name="P27">Outputs and deliverables<office:annotation><dc:creator>Unknown Author</dc:creator><dc:date>2015-03-11T13:54:06</dc:date><text:p><text:span text:style-name="T42">What will the tangible outputs of the project be?</text:span></text:p><text:p><text:span text:style-name="T42">What IP will be created during the project?</text:span></text:p></office:annotation></text:p>
      <text:p text:style-name="P30">Electrocardiogram</text:p>
      <text:p text:style-name="P20">The main deliverable will be a<text:span text:style-name="T36">n electrocardiogram (ECG) machine</text:span> with the following characteristics:</text:p>
      <text:list xml:id="list4169613047" text:style-name="L5">
        <text:list-item>
          <text:p text:style-name="P47">Price point under <text:span text:style-name="T36">USD</text:span>$5<text:span text:style-name="T36">00, preferably under $250</text:span> for bill of materials</text:p>
        </text:list-item>
        <text:list-item>
          <text:p text:style-name="P47">Measures <text:span text:style-name="T36">electrical activity in 12 leads using 10 electrodes (9 + active electrode)</text:span></text:p>
        </text:list-item>
        <text:list-item>
          <text:p text:style-name="P48">Transmits this information to a tablet or printer for display</text:p>
        </text:list-item>
        <text:list-item>
          <text:p text:style-name="P48">Allows saving of ECG traces</text:p>
        </text:list-item>
        <text:list-item>
          <text:p text:style-name="P47"><text:span text:style-name="T37">Possible</text:span> to assemble in low-resource settings with basic electronics equipment</text:p>
        </text:list-item>
        <text:list-item>
          <text:p text:style-name="P47">Potential for the addition of <text:span text:style-name="T37">algorithmic waveform interpretation in the future.</text:span></text:p>
        </text:list-item>
      </text:list>
      <text:p text:style-name="Heading_20_2">Personnel development</text:p>
      <text:p text:style-name="P19">This project should help develop engineers in Gaza as part of the co-development process.</text:p>
      <text:p text:style-name="P26">Time frame<office:annotation><dc:creator>Unknown Author</dc:creator><dc:date>2015-03-11T13:54:30</dc:date><text:p><text:span text:style-name="T42">When? </text:span></text:p><text:p><text:span text:style-name="T42">How long? </text:span></text:p></office:annotation></text:p>
      <text:p text:style-name="Text_20_body"><text:span text:style-name="T34">Two</text:span> year<text:span text:style-name="T34">s</text:span>. Start date is effective immediately.</text:p>
      <text:p text:style-name="Heading_20_1">Resources and budget</text:p>
      <text:p text:style-name="Heading_20_2">Development by IRNAS in Slovenia</text:p>
      <text:list xml:id="list1343273874" text:style-name="L6">
        <text:list-item>
          <text:p text:style-name="P41"><text:span text:style-name="T40">10</text:span>.000EUR for firmware development</text:p>
        </text:list-item>
        <text:list-item>
          <text:p text:style-name="P41"><text:span text:style-name="T41">27</text:span>,000EUR for hardware development</text:p>
        </text:list-item>
        <text:list-item>
          <text:p text:style-name="P41"><text:span text:style-name="T40">3</text:span>,000EUR for project management</text:p>
        </text:list-item>
      </text:list>
      <text:p text:style-name="Heading_20_2">Development and deployment costs for Glia in Gaza and Canada</text:p>
      <text:list xml:id="list2147175392" text:style-name="L7">
        <text:list-item>
          <text:p text:style-name="P49">USD$<text:span text:style-name="T38">10</text:span>,000 for prototyping and initial testing</text:p>
        </text:list-item>
        <text:list-item>
          <text:p text:style-name="P49">USD$<text:span text:style-name="T38">5</text:span>,000 for <text:span text:style-name="T22">clinical trials-related costs</text:span></text:p>
        </text:list-item>
        <text:list-item>
          <text:p text:style-name="P50"><text:soft-page-break/>USD$10,000 for Health Canada regulatory approval</text:p>
        </text:list-item>
      </text:list>
      <text:p text:style-name="P27">Measures of success<office:annotation><dc:creator>Unknown Author</dc:creator><dc:date>2015-03-11T13:55:23</dc:date><text:p><text:span text:style-name="T42">How will you know whether the project was successful or not?</text:span></text:p></office:annotation></text:p>
      <text:p text:style-name="Heading_20_2">What changes in behaviour do you expect to see?</text:p>
      <text:list xml:id="list2417456607" text:style-name="L8">
        <text:list-item>
          <text:p text:style-name="P51">Independence of the engineers in Gaza to manufacture devices</text:p>
        </text:list-item>
        <text:list-item>
          <text:p text:style-name="P51">Use of electrocardiography routinely for patients with indications (chest pain, shortness of breath) in emergency and inpatient departments in Gaza</text:p>
        </text:list-item>
        <text:list-item>
          <text:p text:style-name="P51">Replacement of proprietary and expensive electrocardiogram machines in London Health Sciences Emergency Department and ambulances</text:p>
        </text:list-item>
      </text:list>
      <text:p text:style-name="Heading_20_2">What changes in behaviour would you like to see?</text:p>
      <text:list xml:id="list15596178" text:style-name="L9">
        <text:list-item>
          <text:p text:style-name="P52">Independence of the engineers in Gaza to <text:span text:style-name="T8">create, research </text:span>and engineer devices</text:p>
        </text:list-item>
        <text:list-item>
          <text:p text:style-name="P52">Replacement of electrocardiogram machines in London Health Sciences Operating Rooms (ORs) and Cardiac Care Units (CCUs)</text:p>
        </text:list-item>
      </text:list>
      <text:p text:style-name="Heading_20_2">What changes in behaviour would you love to see?</text:p>
      <text:list xml:id="list629317448" text:style-name="L11">
        <text:list-item>
          <text:p text:style-name="P56">The wide use of the electrocardiogram beyond the Glia team. That is, the electrocardiogram project adopted and built by projects that have no direct connection to our team</text:p>
        </text:list-item>
        <text:list-item>
          <text:p text:style-name="P56">The use of these devices to build more advanced open source devices such as those capable of algorithmically analyzing electrical impulses to identify pathologic conditions.</text:p>
        </text:list-item>
      </text:list>
      <text:p text:style-name="Heading_20_1">Communication strategy<office:annotation><dc:creator>Unknown Author</dc:creator><dc:date>2015-03-11T13:56:01</dc:date><text:p><text:span text:style-name="T42">How will you engage partners (boundary and strategic)?</text:span></text:p><text:p><text:span text:style-name="T42">How will you advocate about your project in its contextual environment?</text:span></text:p><text:p><text:span text:style-name="T42">How will you share the process of implementing the project?</text:span></text:p><text:p><text:span text:style-name="T42">How will you share what you learn/discover/find/recommend?</text:span></text:p></office:annotation></text:p>
      <text:p text:style-name="P9">Intra-group communication will be done using <text:span text:style-name="T19">Github, </text:span>Mattermost, Kanboard, email and in-person meetings.</text:p>
      <text:p text:style-name="P9">External communication will be via <text:span text:style-name="T20">academic publication, </text:span>twitter, facebook, instagram and public talks in Gaza and internationally.</text:p>
      <text:p text:style-name="Heading_20_1"><text:span text:style-name="T7">S</text:span>ustainability strategy<office:annotation><dc:creator>Unknown Author</dc:creator><dc:date>2015-03-11T13:56:42</dc:date><text:p><text:span text:style-name="T42">When this funding ends, then what?</text:span></text:p></office:annotation></text:p>
      <text:p text:style-name="P21">The low cost of manufacturing should make this project easier to sustain. To ensure long-term success, it will be essential to leave behind a team of competent users and engineers in each hospital where the <text:span text:style-name="T39">electrocardiograms </text:span>are deployed.</text:p>
      <text:p text:style-name="Heading_20_1"><text:soft-page-break/>Risks<office:annotation><dc:creator>Unknown Author</dc:creator><dc:date>2015-03-11T13:57:09</dc:date><text:p><text:span text:style-name="T42">What should you look out for?</text:span></text:p><text:p><text:span text:style-name="T42">What risks do you face in project implementation?</text:span></text:p><text:p><text:span text:style-name="T42">Risks for uptake?</text:span></text:p><text:p><text:span text:style-name="T42">Risks for exit/sustainability/viability?</text:span></text:p></office:annotation></text:p>
      <text:p text:style-name="P10">The main risks for this <text:span text:style-name="T21">project</text:span> are:</text:p>
      <text:list xml:id="list282855437" text:style-name="L10">
        <text:list-item>
          <text:p text:style-name="P53">Inability to complete device development in a timely fashion</text:p>
        </text:list-item>
        <text:list-item>
          <text:p text:style-name="P55"><text:span text:style-name="T21">Gaza-based p</text:span>ersonnel being targeted by Israeli authorities for perceived anti-Israeli activities</text:p>
        </text:list-item>
        <text:list-item>
          <text:p text:style-name="P55"><text:span text:style-name="T21">Gaza-based p</text:span>ersonnel being targeted by Palestinian authorities for perceived anti-Palestinian activities</text:p>
        </text:list-item>
        <text:list-item>
          <text:p text:style-name="P54">Lack of buy-in from physicians, nurses or engineers in Gaza or LHSC</text:p>
        </text:list-item>
        <text:list-item>
          <text:p text:style-name="P42">Regulations and export l<text:span text:style-name="T23">i</text:span>mits on electronics components export and use for Gaza <text:span text:style-name="T24">and </text:span>Palestine</text:p>
        </text:list-item>
      </text:list>
      <text:p text:style-name="P57">Our team intends to mitigate the risks in the following way:</text:p>
      <text:list xml:id="list1566645935" text:style-name="L12">
        <text:list-item>
          <text:p text:style-name="P58">Careful adherence to best practices in project management, including task lists, a dedicated project manager and regular follow-up meetings to assess progress through milestones</text:p>
        </text:list-item>
        <text:list-item>
          <text:p text:style-name="P59">Ensuring that our objectives are clear and cannot be misinterpreted by potential adversaries and armed factions</text:p>
        </text:list-item>
        <text:list-item>
          <text:p text:style-name="P59">Early, continuing and thorough engagement with physicians and biomedical engineering departments in all target institutions and ministr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7" style:family="paragraph" style:parent-style-name="Title">
      <style:text-properties style:font-name="Ubuntu1"/>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6"><draw:image xlink:href="Pictures/1000000000000672000004FBBF955CF1D5EEB403.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8</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7"><draw:image xlink:href="Pictures/1000000000000672000004FBBF955CF1D5EEB403.jpg" xlink:type="simple" xlink:show="embed" xlink:actuate="onLoad"/></draw:frame></text:p>
        <text:p text:style-name="Header"/>
        <text:p text:style-name="Header"/>
        <text:p text:style-name="MP7">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MOU Template</dc:title>
    <meta:creation-date>2017-03-06T00:09:30.991933919</meta:creation-date>
    <dc:language>en-ZA</dc:language>
    <meta:editing-cycles>78</meta:editing-cycles>
    <meta:editing-duration>P1DT19H43M20S</meta:editing-duration>
    <meta:initial-creator>Tarek Loubani</meta:initial-creator>
    <dc:date>2017-10-04T13:11:39.403709443</dc:date>
    <dc:creator>Tarek Loubani</dc:creator>
    <meta:document-statistic meta:table-count="0" meta:image-count="3" meta:object-count="0" meta:page-count="8" meta:paragraph-count="119" meta:word-count="1512" meta:character-count="10035" meta:non-whitespace-character-count="8694"/>
    <meta:user-defined meta:name="Info 1"/>
    <meta:user-defined meta:name="Info 2"/>
    <meta:user-defined meta:name="Info 3"/>
    <meta:user-defined meta:name="Info 4"/>
  </office:meta>
</office:document-meta>
</file>